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Xsd.validateXml( XmlObject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talogXsd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alogXsd.parseXml( String xml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talogXsd.printElements( CatalogDocument cat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